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9" style:family="table">
      <style:table-properties style:width="25.294cm" fo:margin-top="0cm" fo:margin-bottom="0cm" table:align="left" style:writing-mode="lr-tb"/>
    </style:style>
    <style:style style:name="Table9.A" style:family="table-column">
      <style:table-column-properties style:column-width="5.503cm"/>
    </style:style>
    <style:style style:name="Table9.B" style:family="table-column">
      <style:table-column-properties style:column-width="6.694cm"/>
    </style:style>
    <style:style style:name="Table9.C" style:family="table-column">
      <style:table-column-properties style:column-width="5.001cm"/>
    </style:style>
    <style:style style:name="Table9.D" style:family="table-column">
      <style:table-column-properties style:column-width="3.704cm"/>
    </style:style>
    <style:style style:name="Table9.E" style:family="table-column">
      <style:table-column-properties style:column-width="4.392cm"/>
    </style:style>
    <style:style style:name="Table9.1" style:family="table-row">
      <style:table-row-properties style:min-row-height="1.533cm"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9.2" style:family="table-row">
      <style:table-row-properties style:min-row-height="0.691cm" fo:keep-together="auto"/>
    </style:style>
    <style:style style:name="Table9.3" style:family="table-row">
      <style:table-row-properties style:min-row-height="14.286cm" fo:keep-together="auto"/>
    </style:style>
    <style:style style:name="Table9.A3" style:family="table-cell">
      <style:table-cell-properties fo:padding-left="0.191cm" fo:padding-right="0.191cm" fo:padding-top="0cm" fo:padding-bottom="0cm" fo:border="1.5pt solid #000000"/>
    </style:style>
    <style:style style:name="Table9.B3" style:family="table-cell">
      <style:table-cell-properties fo:padding-left="0.191cm" fo:padding-right="0.191cm" fo:padding-top="0cm" fo:padding-bottom="0cm" fo:border="1.5pt solid #000000"/>
    </style:style>
    <style:style style:name="Table9.C3" style:family="table-cell">
      <style:table-cell-properties fo:padding-left="0.191cm" fo:padding-right="0.191cm" fo:padding-top="0cm" fo:padding-bottom="0cm" fo:border="1.5pt solid #000000"/>
    </style:style>
    <style:style style:name="Table9.D3" style:family="table-cell">
      <style:table-cell-properties fo:padding-left="0.191cm" fo:padding-right="0.191cm" fo:padding-top="0cm" fo:padding-bottom="0cm" fo:border="1.5pt solid #000000"/>
    </style:style>
    <style:style style:name="Table9.E3" style:family="table-cell">
      <style:table-cell-properties fo:padding-left="0.191cm" fo:padding-right="0.191cm" fo:padding-top="0cm" fo:padding-bottom="0cm" fo:border="1.5pt solid #000000"/>
    </style:style>
    <style:style style:name="Table1" style:family="table">
      <style:table-properties style:width="25.294cm" fo:margin-top="0cm" fo:margin-bottom="0cm" table:align="left" style:writing-mode="lr-tb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6.694cm"/>
    </style:style>
    <style:style style:name="Table1.C" style:family="table-column">
      <style:table-column-properties style:column-width="5.001cm"/>
    </style:style>
    <style:style style:name="Table1.D" style:family="table-column">
      <style:table-column-properties style:column-width="3.704cm"/>
    </style:style>
    <style:style style:name="Table1.E" style:family="table-column">
      <style:table-column-properties style:column-width="4.392cm"/>
    </style:style>
    <style:style style:name="Table1.1" style:family="table-row">
      <style:table-row-properties style:min-row-height="1.533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1.2" style:family="table-row">
      <style:table-row-properties style:min-row-height="0.691cm" fo:keep-together="auto"/>
    </style:style>
    <style:style style:name="Table1.3" style:family="table-row">
      <style:table-row-properties style:min-row-height="13.889cm" fo:keep-together="auto"/>
    </style:style>
    <style:style style:name="Table1.A3" style:family="table-cell">
      <style:table-cell-properties fo:padding-left="0.191cm" fo:padding-right="0.191cm" fo:padding-top="0cm" fo:padding-bottom="0cm" fo:border="1.5pt solid #000000"/>
    </style:style>
    <style:style style:name="Table1.B3" style:family="table-cell">
      <style:table-cell-properties fo:padding-left="0.191cm" fo:padding-right="0.191cm" fo:padding-top="0cm" fo:padding-bottom="0cm" fo:border="1.5pt solid #000000"/>
    </style:style>
    <style:style style:name="Table1.C3" style:family="table-cell">
      <style:table-cell-properties fo:padding-left="0.191cm" fo:padding-right="0.191cm" fo:padding-top="0cm" fo:padding-bottom="0cm" fo:border="1.5pt solid #000000"/>
    </style:style>
    <style:style style:name="Table1.D3" style:family="table-cell">
      <style:table-cell-properties fo:padding-left="0.191cm" fo:padding-right="0.191cm" fo:padding-top="0cm" fo:padding-bottom="0cm" fo:border="1.5pt solid #000000"/>
    </style:style>
    <style:style style:name="Table1.E3" style:family="table-cell">
      <style:table-cell-properties fo:padding-left="0.191cm" fo:padding-right="0.191cm" fo:padding-top="0cm" fo:padding-bottom="0cm" fo:border="1.5pt solid #000000"/>
    </style:style>
    <style:style style:name="Table2" style:family="table">
      <style:table-properties style:width="25.294cm" fo:margin-top="0cm" fo:margin-bottom="0cm" table:align="left" style:writing-mode="lr-tb"/>
    </style:style>
    <style:style style:name="Table2.A" style:family="table-column">
      <style:table-column-properties style:column-width="5.503cm"/>
    </style:style>
    <style:style style:name="Table2.B" style:family="table-column">
      <style:table-column-properties style:column-width="6.694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3.704cm"/>
    </style:style>
    <style:style style:name="Table2.E" style:family="table-column">
      <style:table-column-properties style:column-width="4.392cm"/>
    </style:style>
    <style:style style:name="Table2.1" style:family="table-row">
      <style:table-row-properties style:min-row-height="1.53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.5pt solid #000000"/>
    </style:style>
    <style:style style:name="Table2.2" style:family="table-row">
      <style:table-row-properties style:min-row-height="0.691cm" fo:keep-together="auto"/>
    </style:style>
    <style:style style:name="Table2.3" style:family="table-row">
      <style:table-row-properties style:min-row-height="13.889cm" fo:keep-together="auto"/>
    </style:style>
    <style:style style:name="Table2.A3" style:family="table-cell">
      <style:table-cell-properties fo:padding-left="0.191cm" fo:padding-right="0.191cm" fo:padding-top="0cm" fo:padding-bottom="0cm" fo:border="1.5pt solid #000000"/>
    </style:style>
    <style:style style:name="Table2.B3" style:family="table-cell">
      <style:table-cell-properties fo:padding-left="0.191cm" fo:padding-right="0.191cm" fo:padding-top="0cm" fo:padding-bottom="0cm" fo:border="1.5pt solid #000000"/>
    </style:style>
    <style:style style:name="Table2.C3" style:family="table-cell">
      <style:table-cell-properties fo:padding-left="0.191cm" fo:padding-right="0.191cm" fo:padding-top="0cm" fo:padding-bottom="0cm" fo:border="1.5pt solid #000000"/>
    </style:style>
    <style:style style:name="Table2.D3" style:family="table-cell">
      <style:table-cell-properties fo:padding-left="0.191cm" fo:padding-right="0.191cm" fo:padding-top="0cm" fo:padding-bottom="0cm" fo:border="1.5pt solid #000000"/>
    </style:style>
    <style:style style:name="Table2.E3" style:family="table-cell">
      <style:table-cell-properties fo:padding-left="0.191cm" fo:padding-right="0.191cm" fo:padding-top="0cm" fo:padding-bottom="0cm" fo:border="1.5pt solid #000000"/>
    </style:style>
    <style:style style:name="P1" style:family="paragraph" style:parent-style-name="Standard">
      <style:text-properties officeooo:paragraph-rsid="0018b748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8b748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paragraph-rsid="0018b748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language="en" fo:country="US" officeooo:paragraph-rsid="0018b748" style:font-name-complex="Arial3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Arial" fo:language="es" fo:country="GT" officeooo:paragraph-rsid="0018b748" style:font-name-complex="Arial3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paragraph-rsid="0018b748" style:font-weight-asian="bold" style:font-weight-complex="bold"/>
    </style:style>
    <style:style style:name="P7" style:family="paragraph" style:parent-style-name="Standard" style:list-style-name="WWNum2">
      <style:paragraph-properties fo:margin-top="0cm" fo:margin-bottom="0cm" loext:contextual-spacing="false" fo:line-height="100%"/>
      <style:text-properties fo:language="en" fo:country="US" officeooo:paragraph-rsid="0018b748"/>
    </style:style>
    <style:style style:name="P8" style:family="paragraph" style:parent-style-name="Standard" style:list-style-name="WWNum3">
      <style:paragraph-properties fo:margin-top="0cm" fo:margin-bottom="0cm" loext:contextual-spacing="false" fo:line-height="100%"/>
      <style:text-properties fo:language="en" fo:country="US" officeooo:paragraph-rsid="0018b748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language="en" fo:country="US" officeooo:paragraph-rsid="0018b748"/>
    </style:style>
    <style:style style:name="P10" style:family="paragraph" style:parent-style-name="Standard" style:list-style-name="WWNum1">
      <style:paragraph-properties fo:margin-top="0cm" fo:margin-bottom="0cm" loext:contextual-spacing="false" fo:line-height="100%"/>
      <style:text-properties fo:language="en" fo:country="US" officeooo:paragraph-rsid="0018b74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8b748"/>
    </style:style>
    <style:style style:name="P12" style:family="paragraph" style:parent-style-name="Standard">
      <style:paragraph-properties fo:margin-top="0cm" fo:margin-bottom="0cm" loext:contextual-spacing="false"/>
      <style:text-properties officeooo:paragraph-rsid="0018b748"/>
    </style:style>
    <style:style style:name="P13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18b748"/>
    </style:style>
    <style:style style:name="P14" style:family="paragraph" style:parent-style-name="Standard" style:master-page-name="Standard">
      <style:paragraph-properties fo:margin-top="0cm" fo:margin-bottom="0cm" loext:contextual-spacing="false" style:page-number="auto"/>
      <style:text-properties officeooo:paragraph-rsid="0018b748"/>
    </style:style>
    <style:style style:name="P15" style:family="paragraph" style:parent-style-name="Standard">
      <style:paragraph-properties fo:margin-top="0.423cm" fo:margin-bottom="0.423cm" loext:contextual-spacing="false" fo:line-height="100%"/>
      <style:text-properties style:font-name="Arial1" fo:font-size="12pt" fo:language="en" fo:country="US" officeooo:paragraph-rsid="0018b748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Arial" fo:language="es" fo:country="GT" officeooo:paragraph-rsid="0018b748" style:font-name-complex="Arial3"/>
    </style:style>
    <style:style style:name="P17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style:font-name="Arial" fo:language="en" fo:country="US" officeooo:paragraph-rsid="0018b748" style:font-name-complex="Arial3"/>
    </style:style>
    <style:style style:name="T1" style:family="text">
      <style:text-properties style:font-name="Arial" fo:font-weight="bold" style:font-weight-asian="bold" style:font-name-complex="Arial3"/>
    </style:style>
    <style:style style:name="T2" style:family="text">
      <style:text-properties style:font-name="Arial" fo:font-weight="bold" style:font-weight-asian="bold" style:font-name-complex="Arial3" style:font-weight-complex="bold"/>
    </style:style>
    <style:style style:name="T3" style:family="text">
      <style:text-properties style:font-name="Arial" style:font-name-complex="Arial3"/>
    </style:style>
    <style:style style:name="T4" style:family="text">
      <style:text-properties style:font-name="Arial" officeooo:rsid="0018b748" style:font-name-complex="Arial3"/>
    </style:style>
    <style:style style:name="T5" style:family="text">
      <style:text-properties style:font-name="Arial" fo:language="es" fo:country="GT" fo:font-weight="bold" style:font-weight-asian="bold" style:font-name-complex="Arial3"/>
    </style:style>
    <style:style style:name="T6" style:family="text">
      <style:text-properties style:font-name="Arial" fo:language="es" fo:country="GT" style:font-name-complex="Arial3"/>
    </style:style>
    <style:style style:name="T7" style:family="text">
      <style:text-properties fo:color="#000000" fo:font-size="12pt" style:font-name-asian="Times New Roman" style:font-size-asian="12pt" style:language-asian="es" style:country-asian="GT" style:font-name-complex="Times New Roman" style:font-size-complex="12pt"/>
    </style:style>
    <style:style style:name="T8" style:family="text">
      <style:text-properties fo:color="#000000" style:font-name-asian="Times New Roman" style:language-asian="es" style:country-asian="GT" style:font-name-complex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CENTRO PEDAGÓGICO ANTIGÜEÑO Y SU JARDÍN INFANTIL SNOOY “C.P.A.”</text:span></text:p>
      <text:p text:style-name="P12"><text:span text:style-name="T1">GRADO:</text:span><text:span text:style-name="T3"> </text:span><text:span text:style-name="T4">Segundo</text:span><text:span text:style-name="T3"> Básico.<text:tab/><text:tab/><text:tab/></text:span><text:span text:style-name="T1">SECCIÓN: </text:span><text:span text:style-name="T3">Única. <text:s/><text:tab/><text:tab/><text:tab/><text:tab/><text:tab/><text:tab/></text:span><text:span text:style-name="T1">ÁREA: </text:span><text:span text:style-name="T3">Computación.</text:span></text:p>
      <text:p text:style-name="P12"><text:span text:style-name="T1">PROFESOR: </text:span><text:span text:style-name="T3">Junior L. Cárdenas A.</text:span><text:span text:style-name="T1"> </text:span><text:span text:style-name="T3"><text:s text:c="17"/></text:span><text:span text:style-name="T1">PLAN ANUAL <text:s text:c="45"/><text:tab/><text:tab/>CICLO ESCOLAR</text:span><text:span text:style-name="T3">: 2,019.</text:span></text:p>
      <text:p text:style-name="P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table:number-rows-spanned="2" office:value-type="string">
            <text:p text:style-name="P2"><text:span text:style-name="T5">Competencia</text:span></text:p>
          </table:table-cell>
          <table:table-cell table:style-name="Table9.A1" office:value-type="string">
            <text:p text:style-name="P2"><text:span text:style-name="T5">Contenidos</text:span></text:p>
          </table:table-cell>
          <table:table-cell table:style-name="Table9.A1" table:number-rows-spanned="2" office:value-type="string">
            <text:p text:style-name="P2"><text:span text:style-name="T5">Actividades / Herramientas</text:span></text:p>
          </table:table-cell>
          <table:table-cell table:style-name="Table9.A1" table:number-rows-spanned="2" office:value-type="string">
            <text:p text:style-name="P2"><text:span text:style-name="T5">Evaluación</text:span></text:p>
          </table:table-cell>
          <table:table-cell table:style-name="Table9.A1" table:number-rows-spanned="2" office:value-type="string">
            <text:p text:style-name="P2"><text:span text:style-name="T5">Indicadores de logro</text:span></text:p>
          </table:table-cell>
        </table:table-row>
        <table:table-row table:style-name="Table9.2">
          <table:covered-table-cell/>
          <table:table-cell table:style-name="Table9.A1" office:value-type="string">
            <text:p text:style-name="P2"><text:span text:style-name="T5">Conceptual.</text:span></text:p>
          </table:table-cell>
          <table:covered-table-cell/>
          <table:covered-table-cell/>
          <table:covered-table-cell/>
        </table:table-row>
        <table:table-row table:style-name="Table9.3">
          <table:table-cell table:style-name="Table9.A3" office:value-type="string">
            <text:p text:style-name="P3"/>
            <text:p text:style-name="P3">1. Aplica herramientas tecnológicas apropiadas, al ejecutar tareas específicas.</text:p>
          </table:table-cell>
          <table:table-cell table:style-name="Table9.B3" office:value-type="string">
            <text:p text:style-name="P12"><text:span text:style-name="T6"/></text:p>
            <text:p text:style-name="P12"><text:span text:style-name="T6">1.1.1. Dispositivos periféricos de entrada (mouse, teclado, escáner, cámara web, joystick, micrófono, panel táctil, sensor de huella digital, lectores).</text:span></text:p>
            <text:p text:style-name="P12"><text:span text:style-name="T6">1.1.2. Dispositivos periféricos de salida (monitor, impresora, bocinas, auriculares y proyector digital).</text:span></text:p>
            <text:p text:style-name="P12"><text:span text:style-name="T6">1.1.3. Dispositivos periféricos de comunicación(routers de red, tarjetas de red, dispositivos de bluetooth).</text:span></text:p>
            <text:p text:style-name="P12"><text:span text:style-name="T6">1.2.1. Procesadores de textos (digitación de temas y documentos).</text:span></text:p>
            <text:p text:style-name="P12"><text:span text:style-name="T6">1.2.2. Edición, impresión y almacenamiento de documentos.</text:span></text:p>
            <text:p text:style-name="P12"><text:span text:style-name="T6">1.2.3. Corrección de estilo (diccionario, chequeo de gramática, ortografía y redacción).</text:span></text:p>
            <text:p text:style-name="P12"><text:span text:style-name="T6">1.3.1. Utilización de iconos (barras de herramientas).</text:span></text:p>
            <text:p text:style-name="P12"><text:span text:style-name="T6">1.3.2. Manejo de imágenes (marcos, filtros, plantillas, formularios).</text:span></text:p>
            <text:p text:style-name="P12"><text:span text:style-name="T6">1.3.3. Formatos de imágenes (jpg, pdf, tif).</text:span></text:p>
          </table:table-cell>
          <table:table-cell table:style-name="Table9.C3" office:value-type="string">
            <text:p text:style-name="P4"/>
            <text:p text:style-name="P4"/>
            <text:p text:style-name="P6"><text:span text:style-name="T3">ACTIVIDADES</text:span></text:p>
            <text:list xml:id="list331488700" text:style-name="WWNum2">
              <text:list-item>
                <text:p text:style-name="P7"><text:span text:style-name="T3">Realizar ejercicios en la computadora.</text:span></text:p>
              </text:list-item>
              <text:list-item>
                <text:p text:style-name="P7"><text:span text:style-name="T3">Realizar hojas de trabajo en clase.</text:span></text:p>
              </text:list-item>
              <text:list-item>
                <text:p text:style-name="P7"><text:span text:style-name="T3">Realizar tareas en casa sobre el programa.</text:span></text:p>
              </text:list-item>
              <text:list-item>
                <text:p text:style-name="P7"><text:span text:style-name="T3">Visualizar las partes y herramientas.</text:span></text:p>
              </text:list-item>
              <text:list-item>
                <text:p text:style-name="P7"><text:span text:style-name="T3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660120773" text:style-name="WWNum3">
              <text:list-item>
                <text:p text:style-name="P8"><text:span text:style-name="T3">Humanos </text:span></text:p>
              </text:list-item>
              <text:list-item>
                <text:p text:style-name="P8"><text:span text:style-name="T3">visuales</text:span></text:p>
              </text:list-item>
              <text:list-item>
                <text:p text:style-name="P8"><text:span text:style-name="T3">naturales</text:span></text:p>
              </text:list-item>
              <text:list-item>
                <text:p text:style-name="P8"><text:span text:style-name="T3">objetos:</text:span></text:p>
              </text:list-item>
            </text:list>
            <text:p text:style-name="P11"><text:span text:style-name="T3">Equipo de computación</text:span></text:p>
          </table:table-cell>
          <table:table-cell table:style-name="Table9.D3" office:value-type="string"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Ejercicios </text:span></text:p>
            <text:p text:style-name="P9"><text:span text:style-name="T3">Tareas </text:span></text:p>
            <text:p text:style-name="P9"><text:span text:style-name="T3">Practica</text:span></text:p>
            <text:p text:style-name="P9"><text:span text:style-name="T3">Prueba objetiva </text:span></text:p>
            <text:p text:style-name="P4"/>
          </table:table-cell>
          <table:table-cell table:style-name="Table9.E3" office:value-type="string">
            <text:p text:style-name="P15"><text:span text:style-name="T8">1.1. Selecciona el hardware de acuerdo con su uso y función, para utilizarlo adecuadamente y facilitar el trabajo.</text:span></text:p>
            <text:p text:style-name="P15"><text:span text:style-name="T8">1.2. Utiliza aplicaciones de software de texto para tareas específicas, con eficiencia y velocidad.</text:span></text:p>
            <text:p text:style-name="P15"><text:span text:style-name="T8">1.3. Representa información obtenida de fuentes externas, utilizando software de imágenes o presentaciones.</text:span></text:p>
          </table:table-cell>
        </table:table-row>
      </table:table>
      <text:p text:style-name="P12"><text:soft-page-break/><text:span text:style-name="T1">CENTRO PEDAGÓGICO ANTIGÜEÑO Y SU JARDÍN INFANTIL SNOOY “C.P.A.”</text:span></text:p>
      <text:p text:style-name="P12"><text:span text:style-name="T1">GRADO:</text:span><text:span text:style-name="T3"> Segundo Básico.<text:tab/><text:tab/><text:tab/></text:span><text:span text:style-name="T1">SECCIÓN: </text:span><text:span text:style-name="T3">Única. <text:s/><text:tab/><text:tab/><text:tab/><text:tab/><text:tab/><text:tab/></text:span><text:span text:style-name="T1">ÁREA: </text:span><text:span text:style-name="T3">Computación.</text:span></text:p>
      <text:p text:style-name="P12"><text:span text:style-name="T1">PROFESOR: </text:span><text:span text:style-name="T3">Junior L. Cárdenas A.</text:span><text:span text:style-name="T1"> </text:span><text:span text:style-name="T3"><text:s text:c="17"/></text:span><text:span text:style-name="T1">PLAN ANUAL <text:s text:c="45"/><text:tab/><text:tab/>CICLO ESCOLAR</text:span><text:span text:style-name="T3">: 2,019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2"><text:span text:style-name="T5">Competencia</text:span></text:p>
          </table:table-cell>
          <table:table-cell table:style-name="Table1.A1" office:value-type="string">
            <text:p text:style-name="P2"><text:span text:style-name="T5">Contenidos</text:span></text:p>
          </table:table-cell>
          <table:table-cell table:style-name="Table1.A1" table:number-rows-spanned="2" office:value-type="string">
            <text:p text:style-name="P2"><text:span text:style-name="T5">Actividades / Herramientas</text:span></text:p>
          </table:table-cell>
          <table:table-cell table:style-name="Table1.A1" table:number-rows-spanned="2" office:value-type="string">
            <text:p text:style-name="P2"><text:span text:style-name="T5">Evaluación</text:span></text:p>
          </table:table-cell>
          <table:table-cell table:style-name="Table1.A1" table:number-rows-spanned="2" office:value-type="string">
            <text:p text:style-name="P2"><text:span text:style-name="T5">Indicadores de logro</text:span>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"><text:span text:style-name="T5">Conceptual.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"><text:span text:style-name="T6"><text:s/></text:span></text:p>
            <text:p text:style-name="P5">2. Emplea información por medio de técnicas de investigación en la web de manera precisa, segura, legal y ética.</text:p>
          </table:table-cell>
          <table:table-cell table:style-name="Table1.B3" office:value-type="string">
            <text:p text:style-name="P12"><text:span text:style-name="T6"><text:s/></text:span></text:p>
            <text:p text:style-name="P16">2.1.1. Instrumentos de investigación (cuantitativa y cualitativa).</text:p>
            <text:p text:style-name="P16">2.1.2. Curador de contenidos (encuentra, agrupa, organiza, comparte lo más. relevante).</text:p>
            <text:p text:style-name="P16">2.1.3. Información de archivo.</text:p>
            <text:p text:style-name="P16">2.1.4. Búsqueda eficiente en Internet.</text:p>
            <text:p text:style-name="P16">2.2.1. Características de un sitio seguro.</text:p>
            <text:p text:style-name="P16">2.2.2. Virus y antivirus.</text:p>
            <text:p text:style-name="P16">2.2.3. Delitos informáticos.</text:p>
            <text:p text:style-name="P16">2.2.4. Hacker y cracker.</text:p>
            <text:p text:style-name="P16">2.3.1. Técnicas para evitar el plagio (parafraseo, resumen, comentario, cita textual).</text:p>
            <text:p text:style-name="P16">2.3.2. Netiqueta.</text:p>
            <text:p text:style-name="P16">2.3.3. Ciudadanía digital (responsabilidad y derechos digitales).</text:p>
          </table:table-cell>
          <table:table-cell table:style-name="Table1.C3" office:value-type="string">
            <text:p text:style-name="P4"/>
            <text:p text:style-name="P4"/>
            <text:p text:style-name="P11"><text:span text:style-name="T3">ACTIVIDADES</text:span></text:p>
            <text:list xml:id="list193355774264531" text:continue-list="list331488700" text:style-name="WWNum2">
              <text:list-item>
                <text:p text:style-name="P7"><text:span text:style-name="T3">Realizar ejercicios en la computadora.</text:span></text:p>
              </text:list-item>
              <text:list-item>
                <text:p text:style-name="P7"><text:span text:style-name="T3">Realizar hojas de trabajo en clase.</text:span></text:p>
              </text:list-item>
              <text:list-item>
                <text:p text:style-name="P7"><text:span text:style-name="T3">Realizar tareas en casa sobre el programa.</text:span></text:p>
              </text:list-item>
              <text:list-item>
                <text:p text:style-name="P7"><text:span text:style-name="T3">Visualizar las partes y herramientas.</text:span></text:p>
              </text:list-item>
              <text:list-item>
                <text:p text:style-name="P7"><text:span text:style-name="T3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93356928111119" text:continue-list="list1660120773" text:style-name="WWNum3">
              <text:list-item>
                <text:p text:style-name="P8"><text:span text:style-name="T3">Humanos </text:span></text:p>
              </text:list-item>
              <text:list-item>
                <text:p text:style-name="P8"><text:span text:style-name="T3">visuales</text:span></text:p>
              </text:list-item>
            </text:list>
            <text:list xml:id="list1152147817" text:style-name="WWNum1">
              <text:list-item>
                <text:p text:style-name="P10"><text:span text:style-name="T3">naturales</text:span></text:p>
              </text:list-item>
              <text:list-item>
                <text:p text:style-name="P10"><text:span text:style-name="T3">objetos:</text:span></text:p>
              </text:list-item>
            </text:list>
            <text:p text:style-name="P11"><text:span text:style-name="T3">Equipo de computación</text:span></text:p>
          </table:table-cell>
          <table:table-cell table:style-name="Table1.D3" office:value-type="string"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Ejercicios </text:span></text:p>
            <text:p text:style-name="P9"><text:span text:style-name="T3">Tareas </text:span></text:p>
            <text:p text:style-name="P9"><text:span text:style-name="T3">Practica</text:span></text:p>
            <text:p text:style-name="P9"><text:span text:style-name="T3">Prueba objetiva </text:span></text:p>
            <text:p text:style-name="P4"/>
          </table:table-cell>
          <table:table-cell table:style-name="Table1.E3" office:value-type="string">
            <text:p text:style-name="P17"/>
            <text:p text:style-name="P11"><text:span text:style-name="T3">2.1. Selecciona técnicas de investigación de acuerdo con los requerimientos para elaborar diferentes documentos.</text:span></text:p>
            <text:p text:style-name="P11"><text:span text:style-name="T3"/></text:p>
            <text:p text:style-name="P11"><text:span text:style-name="T3"/></text:p>
            <text:p text:style-name="P11"><text:span text:style-name="T3">2.2. Distingue sitios seguros y éticos para la obtención de información gráfica y textual.</text:span></text:p>
            <text:p text:style-name="P11"><text:span text:style-name="T3"/></text:p>
            <text:p text:style-name="P11"><text:span text:style-name="T3"/></text:p>
            <text:p text:style-name="P11"><text:span text:style-name="T3">2.3. Demuestra valores éticos al hacer uso de la información y respeta los derechos de autor.</text:span></text:p>
          </table:table-cell>
        </table:table-row>
      </table:table>
      <text:p text:style-name="P1"/>
      <text:p text:style-name="P13"><text:span text:style-name="T1">CENTRO PEDAGÓGICO ANTIGÜEÑO Y SU JARDÍN INFANTIL SNOOY “C.P.A.”</text:span></text:p>
      <text:p text:style-name="P12"><text:span text:style-name="T1">GRADO:</text:span><text:span text:style-name="T3"> Segundo Básico.<text:tab/><text:tab/><text:tab/></text:span><text:span text:style-name="T1">SECCIÓN: </text:span><text:span text:style-name="T3">Única. <text:s/><text:tab/><text:tab/><text:tab/><text:tab/><text:tab/><text:tab/></text:span><text:span text:style-name="T1">ÁREA: </text:span><text:span text:style-name="T3">Computación.</text:span></text:p>
      <text:p text:style-name="P12"><text:span text:style-name="T1">PROFESOR: </text:span><text:span text:style-name="T3">Junior L. Cárdenas A.</text:span><text:span text:style-name="T1"> </text:span><text:span text:style-name="T3"><text:s text:c="17"/></text:span><text:span text:style-name="T1">PLAN ANUAL <text:s text:c="45"/><text:tab/><text:tab/>CICLO ESCOLAR</text:span><text:span text:style-name="T3">: 2,019.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2"><text:span text:style-name="T5">Competencia</text:span></text:p>
          </table:table-cell>
          <table:table-cell table:style-name="Table2.A1" office:value-type="string">
            <text:p text:style-name="P2"><text:span text:style-name="T5">Contenidos</text:span></text:p>
          </table:table-cell>
          <table:table-cell table:style-name="Table2.A1" table:number-rows-spanned="2" office:value-type="string">
            <text:p text:style-name="P2"><text:span text:style-name="T5">Actividades / Herramientas</text:span></text:p>
          </table:table-cell>
          <table:table-cell table:style-name="Table2.A1" table:number-rows-spanned="2" office:value-type="string">
            <text:p text:style-name="P2"><text:span text:style-name="T5">Evaluación</text:span></text:p>
          </table:table-cell>
          <table:table-cell table:style-name="Table2.A1" table:number-rows-spanned="2" office:value-type="string">
            <text:p text:style-name="P2"><text:span text:style-name="T5">Indicadores de logro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"><text:span text:style-name="T5">Conceptual.</text:span>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3"><text:span text:style-name="T6"><text:s/></text:span></text:p>
            <text:p text:style-name="P5">3. Utiliza recursos tecnológicos colaborativos e interactivos en proyectos de investigación.</text:p>
          </table:table-cell>
          <table:table-cell table:style-name="Table2.B3" office:value-type="string">
            <text:p text:style-name="P12"><text:span text:style-name="T6"><text:s/></text:span></text:p>
            <text:p text:style-name="P16">3.1.1. Correspondencia combinada.</text:p>
            <text:p text:style-name="P16">3.1.2. Almacenamiento y distribución de archivos en la nube.</text:p>
            <text:p text:style-name="P16">3.1.3. Función “comentario” en documentos digitales.</text:p>
            <text:p text:style-name="P16">3.2.1. Estructura de una presentación multimedia.</text:p>
            <text:p text:style-name="P16">3.2.2. Normas para una presentación.</text:p>
            <text:p text:style-name="P16">3.2.3. Instrumentos de verificación (hojas de cotejo, rúbrica, escala de rango) para evaluar una presentación.</text:p>
            <text:p text:style-name="P16">3.3.1. Tipos de presentadores multimedia.</text:p>
            <text:p text:style-name="P16">3.3.2. Manejo de equipo.</text:p>
            <text:p text:style-name="P16">3.3.3. Requerimientos para presentaciones presenciales o en línea. </text:p>
          </table:table-cell>
          <table:table-cell table:style-name="Table2.C3" office:value-type="string">
            <text:p text:style-name="P4"/>
            <text:p text:style-name="P4"/>
            <text:p text:style-name="P11"><text:span text:style-name="T3">ACTIVIDADES</text:span></text:p>
            <text:list xml:id="list193355505231411" text:continue-list="list193355774264531" text:style-name="WWNum2">
              <text:list-item>
                <text:p text:style-name="P7"><text:span text:style-name="T3">Realizar ejercicios en la computadora.</text:span></text:p>
              </text:list-item>
              <text:list-item>
                <text:p text:style-name="P7"><text:span text:style-name="T3">Realizar hojas de trabajo en clase.</text:span></text:p>
              </text:list-item>
              <text:list-item>
                <text:p text:style-name="P7"><text:span text:style-name="T3">Realizar tareas en casa sobre el programa.</text:span></text:p>
              </text:list-item>
              <text:list-item>
                <text:p text:style-name="P7"><text:span text:style-name="T3">Visualizar las partes y herramientas.</text:span></text:p>
              </text:list-item>
              <text:list-item>
                <text:p text:style-name="P7"><text:span text:style-name="T3">Ejercicios en el cuaderno.</text:span></text:p>
              </text:list-item>
            </text:list>
            <text:p text:style-name="P4"/>
            <text:p text:style-name="P11"><text:span text:style-name="T1">HERRAMIENTAS</text:span></text:p>
            <text:list xml:id="list193356239635077" text:continue-list="list193356928111119" text:style-name="WWNum3">
              <text:list-item>
                <text:p text:style-name="P8"><text:span text:style-name="T3">Humanos </text:span></text:p>
              </text:list-item>
              <text:list-item>
                <text:p text:style-name="P8"><text:span text:style-name="T3">visuales</text:span></text:p>
              </text:list-item>
            </text:list>
            <text:list xml:id="list193355084182924" text:continue-list="list1152147817" text:style-name="WWNum1">
              <text:list-item>
                <text:p text:style-name="P10"><text:span text:style-name="T3">naturales</text:span></text:p>
              </text:list-item>
              <text:list-item>
                <text:p text:style-name="P10"><text:span text:style-name="T3">objetos:</text:span></text:p>
              </text:list-item>
            </text:list>
            <text:p text:style-name="P11"><text:span text:style-name="T3">Equipo de computación</text:span></text:p>
          </table:table-cell>
          <table:table-cell table:style-name="Table2.D3" office:value-type="string"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>Ejercicios </text:span></text:p>
            <text:p text:style-name="P9"><text:span text:style-name="T3">Tareas </text:span></text:p>
            <text:p text:style-name="P9"><text:span text:style-name="T3">Practica</text:span></text:p>
            <text:p text:style-name="P9"><text:span text:style-name="T3">Prueba objetiva </text:span></text:p>
            <text:p text:style-name="P4"/>
          </table:table-cell>
          <table:table-cell table:style-name="Table2.E3" office:value-type="string">
            <text:p text:style-name="P17"/>
            <text:p text:style-name="P11"><text:span text:style-name="T3">3.1. Selecciona tecnologías(programas, presentaciones, textos e imágenes) para facilitar el intercambio de comunicación.</text:span></text:p>
            <text:p text:style-name="P11"><text:span text:style-name="T3"/></text:p>
            <text:p text:style-name="P11"><text:span text:style-name="T3">3.2. Utiliza diferentes programas para realizar presentaciones audiovisuales, contemplando las normas de presentación, contenido, diseño y uso bibliográfico.</text:span></text:p>
            <text:p text:style-name="P11"><text:span text:style-name="T3"/></text:p>
            <text:p text:style-name="P11"><text:span text:style-name="T3">3.3. Comparte proyectos innovadores con diferentes usuarios a través de presentadores multimedia, en espacios educativo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" svg:font-family="'Courier New'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Arial" fo:font-family="Arial" style:font-family-generic="roman" style:font-pitch="variable" style:font-name-asian="Calibri" style:font-family-asian="Calibri" style:font-family-generic-asian="system" style:font-pitch-asian="variable"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9:12:37.007655045</meta:creation-date>
    <dc:date>2019-01-21T19:33:54.725391269</dc:date>
    <meta:editing-duration>PT11M16S</meta:editing-duration>
    <meta:editing-cycles>2</meta:editing-cycles>
    <meta:generator>LibreOffice/6.1.4.2$Linux_X86_64 LibreOffice_project/9d0f32d1f0b509096fd65e0d4bec26ddd1938fd3</meta:generator>
    <meta:document-statistic meta:table-count="3" meta:image-count="0" meta:object-count="0" meta:page-count="3" meta:paragraph-count="120" meta:word-count="650" meta:character-count="4975" meta:non-whitespace-character-count="4232"/>
  </office:meta>
</office:document-meta>
</file>